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012c23d" style:font-weight-asian="bold" style:font-weight-complex="bold"/>
    </style:style>
    <style:style style:name="P2" style:family="paragraph" style:parent-style-name="Standard">
      <style:text-properties fo:font-variant="normal" fo:text-transform="none" fo:color="#202124" loext:opacity="100%" style:font-name="Arial" fo:font-size="11pt" fo:letter-spacing="normal" fo:font-style="normal" fo:font-weight="normal" officeooo:paragraph-rsid="0012c23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bold" officeooo:paragraph-rsid="0012c23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1pt" fo:font-weight="bold" officeooo:rsid="001a6c32" officeooo:paragraph-rsid="001a6c32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weight="normal" officeooo:rsid="0014ec55" officeooo:paragraph-rsid="0014ec55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rsid="0015f297" officeooo:paragraph-rsid="0015f297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paragraph-rsid="0012c23d" style:font-size-asian="11pt" style:font-weight-asian="normal" style:font-size-complex="11pt" style:font-weight-complex="normal"/>
    </style:style>
    <style:style style:name="P8" style:family="paragraph" style:parent-style-name="Text_20_body">
      <style:text-properties fo:font-variant="normal" fo:text-transform="none" fo:color="#202124" loext:opacity="100%" style:font-name="Arial" fo:font-size="11pt" fo:letter-spacing="normal" fo:font-style="normal" fo:font-weight="normal" officeooo:paragraph-rsid="0012c23d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Arial" fo:font-size="11pt" style:font-size-asian="11pt" style:font-size-complex="11pt"/>
    </style:style>
    <style:style style:name="P10" style:family="paragraph" style:parent-style-name="Text_20_body">
      <style:text-properties fo:font-weight="bold" officeooo:paragraph-rsid="0012c23d" style:font-weight-asian="bold" style:font-weight-complex="bold"/>
    </style:style>
    <style:style style:name="P11" style:family="paragraph" style:parent-style-name="Text_20_body" style:list-style-name="L1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Arial" fo:font-size="11pt" fo:letter-spacing="normal" fo:font-style="normal" fo:font-weight="normal" style:font-size-asian="11pt" style:font-size-complex="11pt"/>
    </style:style>
    <style:style style:name="P12" style:family="paragraph" style:parent-style-name="Text_20_body" style:list-style-name="L2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Arial" fo:font-size="11pt" fo:letter-spacing="normal" fo:font-style="normal" fo:font-weight="normal" style:font-size-asian="11pt" style:font-size-complex="11pt"/>
    </style:style>
    <style:style style:name="P13" style:family="paragraph" style:parent-style-name="Text_20_body" style:list-style-name="L3">
      <style:paragraph-properties fo:margin-left="0cm" fo:margin-right="0cm" fo:margin-top="0cm" fo:margin-bottom="0.635cm" style:contextual-spacing="false" fo:orphans="75" fo:widows="2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.635cm" style:contextual-spacing="false" fo:orphans="75" fo:widows="2" fo:text-indent="0cm" style:auto-text-indent="false" fo:padding="0cm" fo:border="none"/>
    </style:style>
    <style:style style:name="P15" style:family="paragraph" style:parent-style-name="Text_20_body" style:list-style-name="L5">
      <loext:graphic-properties draw:fill="bitmap" draw:fill-color="#ffffff" style:repeat="repeat" draw:fill-image-ref-point="top-left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1pt" fo:letter-spacing="normal" fo:font-style="normal" fo:font-weight="normal" style:font-size-asian="11pt" style:font-size-complex="11pt"/>
    </style:style>
    <style:style style:name="P16" style:family="paragraph" style:parent-style-name="Text_20_body" style:list-style-name="L5">
      <loext:graphic-properties draw:fill="bitmap" draw:fill-color="#ffffff" style:repeat="repeat" draw:fill-image-ref-point="top-left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1pt" fo:letter-spacing="normal" fo:font-style="normal" fo:font-weight="normal" fo:background-color="transparent" style:font-size-asian="11pt" style:font-size-complex="11pt" loext:padding="0cm" loext:border="none"/>
    </style:style>
    <style:style style:name="P1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Arial" fo:font-size="11pt" fo:letter-spacing="normal" style:font-size-asian="11pt" style:font-size-complex="11pt"/>
    </style:style>
    <style:style style:name="T1" style:family="text">
      <style:text-properties officeooo:rsid="0012c23d"/>
    </style:style>
    <style:style style:name="T2" style:family="text">
      <style:text-properties fo:font-variant="normal" fo:text-transform="none" fo:color="#202124" loext:opacity="100%" fo:letter-spacing="normal"/>
    </style:style>
    <style:style style:name="T3" style:family="text">
      <style:text-properties fo:font-variant="normal" fo:text-transform="none" fo:color="#202124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loext:opacity="100%" style:font-name="Arial" fo:font-size="11pt" fo:letter-spacing="normal" fo:font-style="normal" fo:font-weight="normal" officeooo:rsid="0018ad17" style:font-size-asian="11pt" style:font-size-complex="11pt"/>
    </style:style>
    <style:style style:name="T6" style:family="text">
      <style:text-properties fo:font-variant="normal" fo:text-transform="none" fo:color="#000000" loext:opacity="100%" style:font-name="Arial" fo:font-size="11pt" fo:letter-spacing="normal" fo:font-style="normal" fo:font-weight="bold" style:font-size-asian="11pt" style:font-size-complex="11pt"/>
    </style:style>
    <style:style style:name="T7" style:family="text">
      <style:text-properties officeooo:rsid="0015f297"/>
    </style:style>
    <style:style style:name="T8" style:family="text">
      <style:text-properties officeooo:rsid="0016b33c"/>
    </style:style>
    <style:style style:name="T9" style:family="text">
      <style:text-properties style:text-underline-style="solid" style:text-underline-width="auto" style:text-underline-color="font-color" officeooo:rsid="0016b33c"/>
    </style:style>
    <style:style style:name="T10" style:family="text">
      <style:text-properties style:text-underline-style="none" officeooo:rsid="0016b33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- Tema 1 Quiero crear mi propia empresa </text:p>
      <text:p text:style-name="P3"/>
      <text:p text:style-name="P4">Sergio Muñoz Villullas</text:p>
      <text:p text:style-name="P4"/>
      <text:p text:style-name="P3"/>
      <text:p text:style-name="P3">1. ¿Cuáles son las principales actitudes de una persona emprendedora?</text:p>
      <text:p text:style-name="P8">Perseverancia. ...</text:p>
      <text:list xml:id="list749464664" text:style-name="L1">
        <text:list-item>
          <text:p text:style-name="P11">Flexibilidad. ...</text:p>
        </text:list-item>
        <text:list-item>
          <text:p text:style-name="P11">Integridad. ...</text:p>
        </text:list-item>
        <text:list-item>
          <text:p text:style-name="P11">Crecimiento constante. ...</text:p>
        </text:list-item>
        <text:list-item>
          <text:p text:style-name="P11">Comunicación. ...</text:p>
        </text:list-item>
        <text:list-item>
          <text:p text:style-name="P11">Liderazgo. ...</text:p>
        </text:list-item>
        <text:list-item>
          <text:p text:style-name="P11">Actualización.</text:p>
        </text:list-item>
      </text:list>
      <text:p text:style-name="P3">2. Enumera y explica los puntos de partida para emprender con éxito una actividad empresarial.</text:p>
      <text:p text:style-name="P8">Domina tu mercado. ...</text:p>
      <text:list xml:id="list759690742" text:style-name="L2">
        <text:list-item>
          <text:p text:style-name="P12">Elabora un plan de negocios. ...</text:p>
        </text:list-item>
        <text:list-item>
          <text:p text:style-name="P12">Define quién es tu cliente. ...</text:p>
        </text:list-item>
        <text:list-item>
          <text:p text:style-name="P12">Escucha a tus futuros compradores. ...</text:p>
        </text:list-item>
        <text:list-item>
          <text:p text:style-name="P12">Analiza a tu competencia. ...</text:p>
        </text:list-item>
        <text:list-item>
          <text:p text:style-name="P12">Traza un plan de mercadotecnia. ...</text:p>
        </text:list-item>
        <text:list-item>
          <text:p text:style-name="P12">Invierte en tecnología. ...</text:p>
        </text:list-item>
        <text:list-item>
          <text:p text:style-name="P12">Busca asesoría y capacitación</text:p>
        </text:list-item>
      </text:list>
      <text:p text:style-name="P3"/>
      <text:p text:style-name="P3">3. Explica las diferencias entre investigación, desarrollo e innovación.</text:p>
      <text:p text:style-name="P1"><text:span text:style-name="T4"/></text:p>
      <text:p text:style-name="P1"><text:span text:style-name="T4">Investigación</text:span><text:span text:style-name="Strong_20_Emphasis"><text:span text:style-name="T6">: actividades cuyo objetivo es la </text:span></text:span><text:span text:style-name="Emphasis"><text:span text:style-name="T4">adquisición de nuevos conocimientos</text:span></text:span><text:span text:style-name="Strong_20_Emphasis"><text:span text:style-name="T4"> </text:span></text:span><text:span text:style-name="Strong_20_Emphasis"><text:span text:style-name="T6">que puedan resultar de utilidad para la creación de nuevos productos, procesos o <text:tab/>servicios o contribuir a mejorar considerablemente los ya existentes.</text:span></text:span></text:p>
      <text:p text:style-name="P17"/>
      <text:list xml:id="list3301319999" text:style-name="L3">
        <text:list-item>
          <text:p text:style-name="P13"><text:span text:style-name="Strong_20_Emphasis"><text:span text:style-name="T6">Desarrollo</text:span></text:span><text:span text:style-name="T4">: adquisición, combinación, configuración y empleo de </text:span><text:span text:style-name="Strong_20_Emphasis"><text:span text:style-name="T6">conocimientos y técnicas ya existentes</text:span></text:span><text:span text:style-name="T4">, de índole científica, tecnológica, empresarial o de otro tipo, con vistas a la elaboración de planes y estructuras o diseños de productos, procesos o servicios nuevos, modificados o mejorados. Se incluye la elaboración de proyectos, diseños, planos y demás tipos de documentación siempre y cuando no vaya destinada a usos comerciales, así como el desarrollo de prototipos y proyectos piloto. El desarrollo experimental no incluye las modificaciones habituales o periódicas efectuadas en los productos, líneas de producción, procesos de fabricación, servicios existentes y otras actividades en curso, aún cuando dichas modificaciones puedan representar mejoras.</text:span></text:p>
        </text:list-item>
      </text:list>
      <text:p text:style-name="P17"/>
      <text:list xml:id="list4034175985" text:style-name="L4">
        <text:list-item>
          <text:p text:style-name="P14"><text:soft-page-break/><text:span text:style-name="Strong_20_Emphasis"><text:span text:style-name="T6">Innovación:</text:span></text:span><text:span text:style-name="Strong_20_Emphasis"><text:span text:style-name="T4"> </text:span></text:span><text:span text:style-name="Emphasis"><text:span text:style-name="T4">aplicación </text:span></text:span><text:span text:style-name="T4">de un método de producción o suministro nuevo o significativamente mejorado, incluyendo </text:span><text:span text:style-name="Emphasis"><text:span text:style-name="T4">cambios significativos </text:span></text:span><text:span text:style-name="Emphasis"><text:span text:style-name="T5">e</text:span></text:span><text:span text:style-name="T4">n cuanto a técnicas, equipos y/o programas informáticos (innovación tecnológica y en materia de procesos), aplicación de nuevos métodos organizativos a las prácticas comerciales (innovación comercial), la organización del centro de trabajo o las relaciones exteriores de la empresa (innovación en materia de organización), etc.</text:span></text:p>
        </text:list-item>
      </text:list>
      <text:p text:style-name="P9"><text:line-break/></text:p>
      <text:p text:style-name="P3">4. Explica y pon un ejemplo de innovación de producto, un ejemplo de innovación de proceso, un ejemplo de innovación en marketing y otro de innovación en la organización empresarial ¿Te acuerdas del video club?</text:p>
      <text:p text:style-name="P3"><text:line-break/><text:span text:style-name="T3">El concepto de innovación está asociado en la mayoría de los casos con la acción de modificar o transformar ligeramente un producto con el fin de introducirlo al mercado en forma de algo nuevo.  </text:span></text:p>
      <text:p text:style-name="P2"/>
      <text:p text:style-name="P8">Innovación en proceso: <text:s/>Implementación de nuevos (o significativamente mejorados) procesos de fabricación, logística o distribución.</text:p>
      <text:list xml:id="list1746629160" text:style-name="L5">
        <text:list-item>
          <text:p text:style-name="P15">Innovación organizacional: Implementación de nuevos métodos organizacionales en el negocio (gestión del conocimiento, formación, evaluación y desarrollo de los recursos humanos, gestión de la cadena de valor, reingeniería de negocio, gestión del sistema de calidad, etc.), en la organización del trabajo y/o en las relaciones hacia el exterior.</text:p>
        </text:list-item>
        <text:list-item>
          <text:p text:style-name="P16">Innovación de marketing: Implementación de nuevos métodos de marketing, incluyendo mejoras significativas en el diseño meramente estético de un producto o embalaje, precio, distribución y promoción.</text:p>
        </text:list-item>
      </text:list>
      <text:p text:style-name="P2"/>
      <text:p text:style-name="P3"/>
      <text:p text:style-name="P3">La innovación de Netflix El error empresarial más grande del siglo | Caso Netflix https://www.youtube.com/watch?v=IRk3tg7xlFs </text:p>
      <text:p text:style-name="P3"/>
      <text:p text:style-name="P3">1. ¿Cuál fue la idea de los fundadores de Netflix?</text:p>
      <text:p text:style-name="P5">Empresa creada para ver peliculas a domicilio</text:p>
      <text:p text:style-name="P3">2. ¿Qué porcentaje de población tenia DVD por entonces?</text:p>
      <text:p text:style-name="P5">1%</text:p>
      <text:p text:style-name="P3">3. ¿Qué innovación llevo a cabo en su página web para que los clientes tuvieran una sensación de experiencia única?</text:p>
      <text:p text:style-name="P5">El algoritmo de recomendaciones</text:p>
      <text:p text:style-name="P3">4. En qué consiste su innovación del modelo de suscripción?</text:p>
      <text:p text:style-name="P5">Pagaban para alquilar una cantidad de 4 peliculas, las cuales quisieran </text:p>
      <text:p text:style-name="P3">5. Blockbuster, la cadena más importante de videoclubs, rechazo el pacto con netflix, siendo luego un gran error empresarial. ¿Por qué motivos rechazo el modelo netflix?</text:p>
      <text:p text:style-name="P5">Pensaban que iba a salir mal y no iba a funcionar</text:p>
      <text:p text:style-name="P3">6. Años más tarde 3 empresas se disputaban el mercado de las películas en DVD ¿Cuáles eran y quien salió vencedora?</text:p>
      <text:p text:style-name="P5">Netflix, b<text:span text:style-name="T7">l</text:span>ockbuster y <text:span text:style-name="T10">Walmart</text:span>, ganó netflix</text:p>
      <text:p text:style-name="P3">7. ¿En qué consistía la innovación del streaming por parte de netflix? ¿Qué valor generaba en los clientes este producto? Valora la actitud empresarial de Blockbuster y de neflix como innovadore<text:span text:style-name="T1">s</text:span></text:p>
      <text:p text:style-name="P6">Consistia en que al ver una pelicula, por ejemplo, no necesitabas estar a una hora exacta para ver la pelicula que quisieras como por ejemplo un programa en la televisión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2:26:05.844988821</meta:creation-date>
    <meta:editing-duration>PT9M4S</meta:editing-duration>
    <meta:editing-cycles>6</meta:editing-cycles>
    <meta:generator>LibreOffice/7.0.3.1$Linux_X86_64 LibreOffice_project/00$Build-1</meta:generator>
    <dc:date>2021-09-30T12:08:56.351415980</dc:date>
    <meta:document-statistic meta:table-count="0" meta:image-count="0" meta:object-count="0" meta:page-count="2" meta:paragraph-count="44" meta:word-count="686" meta:character-count="4532" meta:non-whitespace-character-count="3897"/>
  </office:meta>
</office:document-meta>
</file>